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ans" svg:font-family="OpenSans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style:line-height-at-least="0.423cm"/>
      <style:text-properties fo:color="#000000" style:font-name="Consolas" fo:font-size="9pt" fo:font-weight="normal" fo:background-color="#fffffe"/>
    </style:style>
    <style:style style:name="P6" style:family="paragraph" style:parent-style-name="Standard">
      <style:text-properties fo:color="#000000" style:font-name="Consolas" fo:font-size="9pt" fo:font-weight="normal" fo:background-color="#fffffe" style:font-size-asian="14pt" style:font-size-complex="14pt"/>
    </style:style>
    <style:style style:name="P7" style:family="paragraph" style:parent-style-name="Standard">
      <style:paragraph-properties style:line-height-at-least="0.423cm"/>
      <style:text-properties fo:color="#000000" fo:background-color="#fffffe"/>
    </style:style>
    <style:style style:name="T1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2" style:family="text">
      <style:text-properties fo:font-variant="normal" fo:text-transform="none" fo:color="#505050" style:font-name="OpenSans" fo:letter-spacing="normal" fo:font-style="normal" fo:font-weight="normal"/>
    </style:style>
    <style:style style:name="T3" style:family="text">
      <style:text-properties style:font-name="Consolas" fo:font-size="9pt" fo:font-weight="normal"/>
    </style:style>
    <style:style style:name="T4" style:family="text">
      <style:text-properties fo:color="#a31515" style:font-name="Consolas" fo:font-size="9pt" fo:font-weight="normal"/>
    </style:style>
    <style:style style:name="T5" style:family="text">
      <style:text-properties fo:color="#09885a" style:font-name="Consolas" fo:font-size="9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/text:p>
      <text:p text:style-name="P2">CREATE SIM API</text:p>
      <text:p text:style-name="P4"><text:span text:style-name="T2">localhost:7071/simcard</text:span> </text:p>
      <text:p text:style-name="P2">Request:</text:p>
      <text:p text:style-name="P1"/>
      <text:p text:style-name="P1">{<text:line-break/><text:tab/><text:line-break/><text:tab/>"imsi":"2001",<text:line-break/><text:tab/>"msisdn":"2002"<text:line-break/>}</text:p>
      <text:p text:style-name="P1"/>
      <text:p text:style-name="P1">Response:</text:p>
      <text:p text:style-name="P1"/>
      <text:p text:style-name="P1"/>
      <text:p text:style-name="P6">{</text:p>
      <text:p text:style-name="P7">    <text:span text:style-name="T4">"id"</text:span><text:span text:style-name="T3">: </text:span><text:span text:style-name="T5">2</text:span><text:span text:style-name="T3">,</text:span></text:p>
      <text:p text:style-name="P7">    <text:span text:style-name="T4">"imsi"</text:span><text:span text:style-name="T3">: </text:span><text:span text:style-name="T5">2001</text:span><text:span text:style-name="T3">,</text:span></text:p>
      <text:p text:style-name="P7">    <text:span text:style-name="T4">"msisdn"</text:span><text:span text:style-name="T3">: </text:span><text:span text:style-name="T5">2002</text:span></text:p>
      <text:p text:style-name="P5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ans" svg:font-family="OpenSans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2T18:25:18.08</meta:creation-date>
    <dc:date>2019-11-12T18:36:40.61</dc:date>
    <meta:editing-duration>PT2M4S</meta:editing-duration>
    <meta:editing-cycles>6</meta:editing-cycles>
    <meta:generator>OpenOffice/4.1.6$Win32 OpenOffice.org_project/416m1$Build-9790</meta:generator>
    <meta:document-statistic meta:table-count="0" meta:image-count="0" meta:object-count="0" meta:page-count="1" meta:paragraph-count="11" meta:word-count="18" meta:character-count="142"/>
  </office:meta>
</office:document-meta>
</file>